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sans-serif"/>
    <style:font-face style:name="Open Sans" svg:font-family="'Open Sans', serif"/>
    <style:font-face style:name="sans-serif" svg:font-family="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303030" style:font-name="Arial1" fo:font-size="9pt" fo:letter-spacing="normal" fo:font-style="normal" fo:font-weight="normal"/>
    </style:style>
    <style:style style:name="T2" style:family="text">
      <style:text-properties fo:font-variant="normal" fo:text-transform="none" fo:color="#303030" style:font-name="Arial1" fo:letter-spacing="normal" fo:font-style="normal" fo:font-weight="normal"/>
    </style:style>
    <style:style style:name="T3" style:family="text">
      <style:text-properties fo:font-variant="normal" fo:text-transform="none" fo:color="#303030" fo:letter-spacing="normal" fo:font-style="normal" fo:font-weight="normal"/>
    </style:style>
    <style:style style:name="T4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Open Sans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700300" style:text-line-through-style="none" style:font-name="Open Sans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10" style:family="text">
      <style:text-properties fo:font-variant="normal" fo:text-transform="none" fo:color="#333333" style:font-name="Arial2" fo:font-size="12pt" fo:letter-spacing="normal" fo:font-style="normal" fo:font-weight="normal"/>
    </style:style>
    <style:style style:name="T11" style:family="text">
      <style:text-properties fo:font-variant="normal" fo:text-transform="none" fo:color="#333333" style:font-name="Arial2" fo:font-size="12pt" fo:letter-spacing="normal" fo:font-weight="normal"/>
    </style:style>
    <style:style style:name="T12" style:family="text">
      <style:text-properties fo:font-variant="normal" fo:text-transform="none" fo:color="#333333" style:font-name="Arial2" fo:letter-spacing="normal" fo:font-style="normal" fo:font-weight="normal"/>
    </style:style>
    <style:style style:name="T13" style:family="text">
      <style:text-properties fo:font-variant="normal" fo:text-transform="none" fo:color="#333333" fo:letter-spacing="normal" fo:font-style="normal" fo:font-weight="normal"/>
    </style:style>
    <style:style style:name="T14" style:family="text">
      <style:text-properties fo:font-variant="normal" fo:text-transform="none" fo:color="#202122" style:font-name="sans-serif" fo:letter-spacing="normal" fo:font-style="normal" fo:font-weight="normal"/>
    </style:style>
    <style:style style:name="T15" style:family="text">
      <style:text-properties fo:font-variant="normal" fo:text-transform="none" fo:color="#202122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n Hieronim Derdowski</text:p>
      <text:p text:style-name="P2"><text:span text:style-name="T13">Urodził się 9 marca 1852 r. we Wielu. </text:span><text:span text:style-name="T7">Kształcił się najpierw w szkole powszechnej w rodzinnej wsi, a potem w gimnazjach w następujących miastach: Kurzętniku, Chojnicach, Braniewie,</text:span><text:span text:style-name="T3"> w wieku 15 lat, wraz z dwoma kolegami porzuca szkołę i udaje się do Włoch, by stanąć w obronie nękanego przez Garibaldiego papieża Piusa IX. Po trzech miesiącach wraca do Prus i uczy się w gimnazjum w Chełmnie, a następnie w Olsztynku, gdzie najprawdopodobniej złożył egzaminy maturalne. </text:span><text:span text:style-name="T7">W 1870 r. został zmuszony przerwać naukę, najpierw znalazł zatrudnienie w księgarni Mieczysława Leitgebera w Poznaniu, potem pracował jako guwerner w różnych domach szlacheckich najpierw w Wielkopolsce, potem na Kaszubach. W 1880 r. Derdowski wydał swój najsłynniejszy poemat o charakterze satyrycznym „O Panu Czorlińscim, co do Pucka po sece jachoł”. Ostatecznie Derdowski zdecydował się na wyjazd do Ameryki Północnej, w Detroit podjął pracę redaktora „Pielgrzyma Polskiego”.Ostatecznie osiadł na stałe w Winonie (w stanie Minnesota), tu założył rodzinę i tu przyczynił się do utworzenia polskiego czasopisma „Wiarus” . Hieronim Derdowski zmarł 13 VIII 1902 r. w Winonie, Został pochowany na na tamtejszym cmentarzu, gdzie jego grób znajduje się do dziś. .J</text:span><text:span text:style-name="T15">est autorem powiedzeń "Nie ma Kaszeb bez Polonii, a bez Kaszeb Polsci", "Nigdë do zgubië nie przyńdą Kaszubë" oraz autorem Marsza Kaszubskie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sans-serif"/>
    <style:font-face style:name="Open Sans" svg:font-family="'Open Sans', serif"/>
    <style:font-face style:name="sans-serif" svg:font-family="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11:40:34.48</meta:creation-date>
    <meta:document-statistic meta:table-count="0" meta:image-count="0" meta:object-count="0" meta:page-count="1" meta:paragraph-count="2" meta:word-count="208" meta:character-count="1393"/>
    <dc:date>2022-11-22T12:21:54.16</dc:date>
    <meta:editing-duration>PT9M25S</meta:editing-duration>
    <meta:editing-cycles>1</meta:editing-cycles>
    <meta:generator>OpenOffice/4.1.3$Win32 OpenOffice.org_project/413m1$Build-9783</meta:generator>
  </office:meta>
</office:document-meta>
</file>